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0da1" officeooo:paragraph-rsid="000e0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. check given no is palindrome or not</text:p>
      <text:p text:style-name="P1"/>
      <text:p text:style-name="P1"/>
      <text:p text:style-name="P1"><text:s/>class Palindrome {</text:p>
      <text:p text:style-name="P1"/>
      <text:p text:style-name="P1"><text:s text:c="4"/>public static void main(String[] args) {</text:p>
      <text:p text:style-name="P1"/>
      <text:p text:style-name="P1"><text:s text:c="8"/>int num = 121, reversedInteger = 0, remainder, originalInteger;</text:p>
      <text:p text:style-name="P1"/>
      <text:p text:style-name="P1"><text:s text:c="8"/>originalInteger = num;</text:p>
      <text:p text:style-name="P1"/>
      <text:p text:style-name="P1"><text:s text:c="8"/>while( num != 0 )</text:p>
      <text:p text:style-name="P1"><text:s text:c="8"/>{</text:p>
      <text:p text:style-name="P1"><text:s text:c="12"/>remainder = num % 10;</text:p>
      <text:p text:style-name="P1"><text:s text:c="12"/>reversedInteger = reversedInteger * 10 + remainder;</text:p>
      <text:p text:style-name="P1"><text:s text:c="12"/>num <text:s/>/= 10;</text:p>
      <text:p text:style-name="P1"><text:s text:c="8"/>}</text:p>
      <text:p text:style-name="P1"/>
      <text:p text:style-name="P1"><text:s text:c="8"/>if (originalInteger == reversedInteger)</text:p>
      <text:p text:style-name="P1"><text:s text:c="12"/>System.out.println(originalInteger + " is a palindrome.");</text:p>
      <text:p text:style-name="P1"><text:s text:c="8"/>else</text:p>
      <text:p text:style-name="P1"><text:s text:c="12"/>System.out.println(originalInteger + " is not a palindrome."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5:42:08.757400423</meta:creation-date>
    <dc:date>2020-10-29T15:43:15.117883792</dc:date>
    <meta:editing-duration>PT1M6S</meta:editing-duration>
    <meta:editing-cycles>1</meta:editing-cycles>
    <meta:document-statistic meta:table-count="0" meta:image-count="0" meta:object-count="0" meta:page-count="1" meta:paragraph-count="17" meta:word-count="71" meta:character-count="573" meta:non-whitespace-character-count="393"/>
    <meta:generator>LibreOffice/6.1.5.2$Linux_X86_64 LibreOffice_project/90f8dcf33c87b3705e78202e3df5142b201bd805</meta:generator>
  </office:meta>
</office:document-meta>
</file>